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5pt solid #000000"/>
    </style:style>
    <style:style style:name="Table3" style:family="table">
      <style:table-properties style:width="3.3625in" fo:break-before="page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3.3625in" fo:break-before="colum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5pt solid #000000"/>
    </style:style>
    <style:style style:name="Table116" style:family="table">
      <style:table-properties style:width="3.3625in" table:align="margins"/>
    </style:style>
    <style:style style:name="Table116.A" style:family="table-column">
      <style:table-column-properties style:column-width="3.3625in" style:rel-column-width="65535*"/>
    </style:style>
    <style:style style:name="Table116.A1" style:family="table-cell">
      <style:table-cell-properties fo:background-color="#81d41a" fo:padding="0.0382in" fo:border="0.05pt solid #000000">
        <style:background-image/>
      </style:table-cell-properties>
    </style:style>
    <style:style style:name="Table1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3.3646in" fo:margin-left="0in" table:align="left"/>
    </style:style>
    <style:style style:name="Table117.A" style:family="table-column">
      <style:table-column-properties style:column-width="1.625in"/>
    </style:style>
    <style:style style:name="Table117.B" style:family="table-column">
      <style:table-column-properties style:column-width="1.7396in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B1" style:family="table-cell">
      <style:table-cell-properties fo:background-color="#81d41a" fo:padding="0.0382in" fo:border="0.05pt solid #000000">
        <style:background-image/>
      </style:table-cell-properties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5pt solid #000000"/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5983b0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8125in"/>
    </style:style>
    <style:style style:name="Table40.B" style:family="table-column">
      <style:table-column-properties style:column-width="1.5521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5983b0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3.3625in" table:align="margins"/>
    </style:style>
    <style:style style:name="Table56.A" style:family="table-column">
      <style:table-column-properties style:column-width="3.3625in" style:rel-column-width="65535*"/>
    </style:style>
    <style:style style:name="Table56.A1" style:family="table-cell">
      <style:table-cell-properties fo:background-color="#ff4000" fo:padding="0.0382in" fo:border="0.05pt solid #000000">
        <style:background-image/>
      </style:table-cell-properties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8125in"/>
    </style:style>
    <style:style style:name="Table34.B" style:family="table-column">
      <style:table-column-properties style:column-width="1.552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ff4000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3625in" table:align="margins"/>
    </style:style>
    <style:style style:name="Table57.A" style:family="table-column">
      <style:table-column-properties style:column-width="3.3625in" style:rel-column-width="65535*"/>
    </style:style>
    <style:style style:name="Table57.A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3646in" fo:margin-left="0in" table:align="left"/>
    </style:style>
    <style:style style:name="Table33.A" style:family="table-column">
      <style:table-column-properties style:column-width="0.7292in"/>
    </style:style>
    <style:style style:name="Table33.B" style:family="table-column">
      <style:table-column-properties style:column-width="2.6354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="0.05pt solid #000000"/>
    </style:style>
    <style:style style:name="P1" style:family="paragraph" style:parent-style-name="Heading_20_3">
      <style:text-properties style:use-window-font-color="true" loext:opacity="0%" style:font-name="Caudex" fo:font-size="20pt" fo:font-weight="bold" officeooo:rsid="0a0c50e3" officeooo:paragraph-rsid="0a0c50e3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text-properties officeooo:paragraph-rsid="09f9af14"/>
    </style:style>
    <style:style style:name="P3" style:family="paragraph" style:parent-style-name="Text_20_body" style:list-style-name="L1">
      <style:text-properties fo:color="#ff0000" loext:opacity="100%" style:font-name="Liberation Serif" fo:font-size="10.5pt" fo:font-weight="normal" officeooo:rsid="139dcc64" officeooo:paragraph-rsid="09fd7f32" style:font-size-asian="10.5pt" style:font-weight-asian="normal" style:font-size-complex="10.5pt" style:font-weight-complex="normal"/>
    </style:style>
    <style:style style:name="P4" style:family="paragraph" style:parent-style-name="Text_20_body" style:list-style-name="L1">
      <style:text-properties fo:color="#ff0000" loext:opacity="100%" fo:font-size="10.5pt" officeooo:paragraph-rsid="09fd7f32" style:font-size-asian="10.5pt" style:font-size-complex="10.5pt"/>
    </style:style>
    <style:style style:name="P5" style:family="paragraph" style:parent-style-name="Text_20_body" style:list-style-name="L1">
      <style:text-properties officeooo:rsid="13b01f49" officeooo:paragraph-rsid="09fd7f32"/>
    </style:style>
    <style:style style:name="P6" style:family="paragraph" style:parent-style-name="Front_20_Page">
      <style:paragraph-properties fo:text-align="start" style:justify-single-word="false"/>
      <style:text-properties fo:font-size="10pt" officeooo:paragraph-rsid="0a0f4c06" style:font-size-asian="10pt" style:font-size-complex="10pt"/>
    </style:style>
    <style:style style:name="P7" style:family="paragraph" style:parent-style-name="Heading_20_1">
      <style:paragraph-properties fo:break-before="column"/>
      <style:text-properties fo:color="#ff0000" loext:opacity="100%"/>
    </style:style>
    <style:style style:name="P8" style:family="paragraph" style:parent-style-name="Text_20_body">
      <style:text-properties fo:color="#ff0000" loext:opacity="100%"/>
    </style:style>
    <style:style style:name="P9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a08dcb4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0" style:family="paragraph" style:parent-style-name="Table_20_Read-Out">
      <style:text-properties style:use-window-font-color="true" loext:opacity="0%" style:font-name="Liberation Serif" fo:font-size="10pt" fo:font-style="italic" fo:font-weight="normal" officeooo:rsid="0d687cb0" officeooo:paragraph-rsid="0a08dcb4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Read-Out">
      <style:text-properties style:use-window-font-color="true" loext:opacity="0%" fo:font-size="10.5pt" fo:font-style="normal" officeooo:paragraph-rsid="0a08dcb4" style:font-size-asian="10.5pt" style:font-style-asian="normal" style:font-size-complex="10.5pt" style:font-style-complex="normal"/>
    </style:style>
    <style:style style:name="P12" style:family="paragraph" style:parent-style-name="Table_20_Read-Out">
      <style:text-properties style:use-window-font-color="true" loext:opacity="0%" style:font-name="Liberation Serif" fo:font-size="10.5pt" fo:font-style="normal" officeooo:paragraph-rsid="0a08dcb4" style:font-size-asian="10.5pt" style:font-style-asian="normal" style:font-size-complex="10.5pt" style:font-style-complex="normal"/>
    </style:style>
    <style:style style:name="P13" style:family="paragraph" style:parent-style-name="Text_20_body">
      <style:text-properties officeooo:rsid="09fb742f" officeooo:paragraph-rsid="09fb742f"/>
    </style:style>
    <style:style style:name="P14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9ff65e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5" style:family="paragraph" style:parent-style-name="Table_20_Read-Out">
      <style:text-properties style:use-window-font-color="true" loext:opacity="0%" style:font-name="Liberation Serif" fo:font-size="10pt" fo:font-style="italic" fo:font-weight="normal" officeooo:rsid="0d687cb0" officeooo:paragraph-rsid="09ff65e6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Read-Out">
      <style:text-properties style:use-window-font-color="true" loext:opacity="0%" fo:font-size="10.5pt" fo:font-style="normal" officeooo:paragraph-rsid="09ff65e6" style:font-size-asian="10.5pt" style:font-style-asian="normal" style:font-size-complex="10.5pt" style:font-style-complex="normal"/>
    </style:style>
    <style:style style:name="P17" style:family="paragraph" style:parent-style-name="Table_20_Read-Out">
      <style:text-properties style:use-window-font-color="true" loext:opacity="0%" style:font-name="Liberation Serif" fo:font-size="10.5pt" fo:font-style="normal" officeooo:paragraph-rsid="09ff65e6" style:font-size-asian="10.5pt" style:font-style-asian="normal" style:font-size-complex="10.5pt" style:font-style-complex="normal"/>
    </style:style>
    <style:style style:name="P18" style:family="paragraph" style:parent-style-name="Heading_20_1">
      <style:text-properties fo:color="#ff0000" loext:opacity="100%"/>
    </style:style>
    <style:style style:name="P19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a036e3a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20" style:family="paragraph" style:parent-style-name="Table_20_Read-Out">
      <style:text-properties style:use-window-font-color="true" loext:opacity="0%" style:font-name="Liberation Serif" fo:font-size="10pt" fo:font-style="italic" fo:font-weight="normal" officeooo:rsid="0d687cb0" officeooo:paragraph-rsid="0a036e3a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Read-Out">
      <style:text-properties style:use-window-font-color="true" loext:opacity="0%" fo:font-size="10.5pt" fo:font-style="normal" officeooo:paragraph-rsid="0a036e3a" style:font-size-asian="10.5pt" style:font-style-asian="normal" style:font-size-complex="10.5pt" style:font-style-complex="normal"/>
    </style:style>
    <style:style style:name="P22" style:family="paragraph" style:parent-style-name="Table_20_Read-Out">
      <style:text-properties style:use-window-font-color="true" loext:opacity="0%" style:font-name="Liberation Serif" fo:font-size="10.5pt" fo:font-style="normal" officeooo:paragraph-rsid="0a036e3a" style:font-size-asian="10.5pt" style:font-style-asian="normal" style:font-size-complex="10.5pt" style:font-style-complex="normal"/>
    </style:style>
    <style:style style:name="P23" style:family="paragraph" style:parent-style-name="Table_20_Read-Out">
      <style:text-properties officeooo:paragraph-rsid="0a036e3a"/>
    </style:style>
    <style:style style:name="P24" style:family="paragraph" style:parent-style-name="Heading_20_4">
      <style:text-properties style:use-window-font-color="true" loext:opacity="0%" style:font-name="Helvetica" fo:font-size="12pt" fo:font-style="italic" fo:font-weight="bold" officeooo:rsid="0a04f9c3" officeooo:paragraph-rsid="0a04f9c3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25" style:family="paragraph" style:parent-style-name="Table_20_Read-Out">
      <style:text-properties style:use-window-font-color="true" loext:opacity="0%" style:font-name="Liberation Serif" fo:font-size="10pt" fo:font-style="italic" fo:font-weight="normal" officeooo:rsid="0d687cb0" officeooo:paragraph-rsid="0a04f9c3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Read-Out">
      <style:text-properties officeooo:paragraph-rsid="0a04f9c3"/>
    </style:style>
    <style:style style:name="P27" style:family="paragraph" style:parent-style-name="Heading_20_2" style:list-style-name="">
      <style:paragraph-properties fo:break-before="page"/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8a9afa5" officeooo:paragraph-rsid="08a9afa5" style:font-name-asian="Microsoft YaHei" style:font-size-asian="18pt" style:font-weight-asian="bold" style:font-name-complex="Lucida Sans" style:font-size-complex="18pt" style:font-weight-complex="bold"/>
    </style:style>
    <style:style style:name="P28" style:family="paragraph" style:parent-style-name="Heading_20_2">
      <style:paragraph-properties fo:break-before="page"/>
      <style:text-properties officeooo:paragraph-rsid="08a9afa5"/>
    </style:style>
    <style:style style:name="P29" style:family="paragraph" style:parent-style-name="Text_20_body" style:list-style-name="">
      <style:text-properties style:text-underline-style="none" officeooo:paragraph-rsid="08a9afa5"/>
    </style:style>
    <style:style style:name="P30" style:family="paragraph" style:parent-style-name="Heading_20_3">
      <style:text-properties style:use-window-font-color="true" loext:opacity="0%" style:font-name="Liberation Sans" fo:font-size="14.1000003814697pt" fo:font-weight="bold" officeooo:rsid="08e334ef" officeooo:paragraph-rsid="08e334ef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1" style:family="paragraph" style:parent-style-name="Text_20_body">
      <style:text-properties officeooo:rsid="08e4f2b3" officeooo:paragraph-rsid="09786850"/>
    </style:style>
    <style:style style:name="P3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98a6426" officeooo:paragraph-rsid="09f18db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97b3dd3" officeooo:paragraph-rsid="09f18db5" style:font-size-asian="11pt" style:font-style-asian="italic" style:font-size-complex="11pt" style:font-style-complex="italic"/>
    </style:style>
    <style:style style:name="P3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weight="bold" officeooo:rsid="097b3dd3" officeooo:paragraph-rsid="09f18db5" style:font-weight-asian="bold" style:font-weight-complex="bold"/>
    </style:style>
    <style:style style:name="P3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fo:font-weight="bold" officeooo:paragraph-rsid="09f18db5" style:font-weight-asian="bold" style:font-weight-complex="bold"/>
    </style:style>
    <style:style style:name="P3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9f18db5"/>
    </style:style>
    <style:style style:name="P3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weight="normal" officeooo:paragraph-rsid="09f18db5" style:font-weight-asian="normal" style:font-weight-complex="normal"/>
    </style:style>
    <style:style style:name="P38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normal" fo:font-weight="normal" officeooo:rsid="097b5abc" officeooo:paragraph-rsid="09f18db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9f18db5" officeooo:paragraph-rsid="056fc9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40" style:family="paragraph" style:parent-style-name="Text_20_body">
      <style:text-properties style:use-window-font-color="true" loext:opacity="0%" style:font-name="Liberation Sans" fo:font-size="13.3000001907349pt" fo:font-style="italic" fo:font-weight="bold" officeooo:rsid="09f18db5" officeooo:paragraph-rsid="056fc9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56fc992"/>
    </style:style>
    <style:style style:name="P4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5b0ca37" officeooo:paragraph-rsid="05b0ca3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924a553" officeooo:paragraph-rsid="0924a553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weight="bold" officeooo:paragraph-rsid="056fc992" style:font-weight-asian="bold" style:font-weight-complex="bold"/>
    </style:style>
    <style:style style:name="P4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style:font-name="Liberation Serif" fo:font-size="11pt" fo:font-weight="bold" officeooo:rsid="0331cef6" officeooo:paragraph-rsid="056fc992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56fc992"/>
    </style:style>
    <style:style style:name="P4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weight="normal" officeooo:paragraph-rsid="056fc992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fc992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b3bafc" officeooo:paragraph-rsid="0924a553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924a553" style:font-size-asian="11pt" style:font-weight-asian="bold" style:font-size-complex="11pt" style:font-weight-complex="bold"/>
    </style:style>
    <style:style style:name="P51" style:family="paragraph" style:parent-style-name="Standard">
      <style:text-properties fo:color="#81d41a" loext:opacity="100%"/>
    </style:style>
    <style:style style:name="P52" style:family="paragraph" style:parent-style-name="Heading_20_4">
      <style:text-properties officeooo:paragraph-rsid="05601abd"/>
    </style:style>
    <style:style style:name="P5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3d5bc4a" officeooo:paragraph-rsid="04be5a4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be5a43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weight="bold" officeooo:paragraph-rsid="04c0eec7" style:font-weight-asian="bold" style:font-weight-complex="bold"/>
    </style:style>
    <style:style style:name="P5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style:font-name="Liberation Serif" fo:font-size="11pt" fo:font-style="normal" fo:font-weight="bold" officeooo:rsid="01c2cce2" officeooo:paragraph-rsid="04c0eec7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c0eec7"/>
    </style:style>
    <style:style style:name="P5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weight="normal" officeooo:paragraph-rsid="04c0eec7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c0eec7" style:font-size-asian="11pt" style:font-weight-asian="bold" style:font-size-complex="11pt" style:font-weight-complex="bold"/>
    </style:style>
    <style:style style:name="P60" style:family="paragraph" style:parent-style-name="Table_20_Bullets" style:list-style-name="L3">
      <style:text-properties officeooo:paragraph-rsid="04c0eec7"/>
    </style:style>
    <style:style style:name="P61" style:family="paragraph" style:parent-style-name="Table_20_Bullets" style:list-style-name="L3">
      <style:text-properties style:font-name="Liberation Serif" fo:font-size="11pt" officeooo:paragraph-rsid="04c0eec7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b3bafc" officeooo:paragraph-rsid="091d38bf" style:font-size-asian="11pt" style:font-weight-asian="bold" style:font-size-complex="11pt" style:font-weight-complex="bold"/>
    </style:style>
    <style:style style:name="P63" style:family="paragraph" style:parent-style-name="Heading_20_4">
      <style:text-properties officeooo:paragraph-rsid="05612940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612940" style:font-size-asian="11pt" style:font-size-complex="11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5612940" style:font-size-asian="11pt" style:font-size-complex="11pt"/>
    </style:style>
    <style:style style:name="P68" style:family="paragraph" style:parent-style-name="Heading_20_4">
      <style:paragraph-properties fo:text-align="start" style:justify-single-word="false"/>
      <style:text-properties style:use-window-font-color="true" loext:opacity="0%" style:font-name="Liberation Sans" fo:font-size="13.3000001907349pt" fo:font-style="italic" fo:font-weight="bold" officeooo:rsid="05601abd" officeooo:paragraph-rsid="05612940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69" style:family="paragraph" style:parent-style-name="Heading_20_3">
      <style:paragraph-properties fo:break-before="page"/>
      <style:text-properties style:use-window-font-color="true" loext:opacity="0%" style:font-name="Liberation Serif" fo:font-size="11pt" fo:font-style="normal" fo:font-weight="normal" officeooo:rsid="02ad9752" officeooo:paragraph-rsid="03ccfe55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text-properties style:use-window-font-color="true" loext:opacity="0%" style:font-name="Liberation Serif" fo:font-size="11pt" fo:font-style="normal" fo:font-weight="normal" officeooo:rsid="02ad9752" officeooo:paragraph-rsid="03ccfe5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a0ffd44"/>
    </style:style>
    <style:style style:name="T2" style:family="text">
      <style:text-properties fo:font-size="10.5pt" officeooo:rsid="0a08dcb4" style:font-size-asian="10.5pt" style:font-size-complex="10.5pt"/>
    </style:style>
    <style:style style:name="T3" style:family="text">
      <style:text-properties fo:font-size="10.5pt" officeooo:rsid="09f9af14" style:font-size-asian="10.5pt" style:font-size-complex="10.5pt"/>
    </style:style>
    <style:style style:name="T4" style:family="text">
      <style:text-properties style:font-name="Liberation Serif" fo:font-weight="normal" officeooo:rsid="139dcc64" style:font-weight-asian="normal" style:font-weight-complex="normal"/>
    </style:style>
    <style:style style:name="T5" style:family="text">
      <style:text-properties style:font-name="Liberation Serif" fo:font-weight="normal" officeooo:rsid="13b22b21" style:font-weight-asian="normal" style:font-weight-complex="normal"/>
    </style:style>
    <style:style style:name="T6" style:family="text">
      <style:text-properties fo:color="#ff0000" loext:opacity="100%" fo:font-size="10.5pt" officeooo:rsid="144c9074" style:font-size-asian="10.5pt" style:font-size-complex="10.5pt"/>
    </style:style>
    <style:style style:name="T7" style:family="text">
      <style:text-properties fo:color="#ff0000" loext:opacity="100%" fo:font-size="10.5pt" style:font-size-asian="10.5pt" style:font-size-complex="10.5pt"/>
    </style:style>
    <style:style style:name="T8" style:family="text">
      <style:text-properties fo:color="#ff0000" loext:opacity="100%" fo:font-size="10.5pt" officeooo:rsid="13b080fa" style:font-size-asian="10.5pt" style:font-size-complex="10.5pt"/>
    </style:style>
    <style:style style:name="T9" style:family="text">
      <style:text-properties style:font-name="Liberation Serif" fo:font-style="italic" officeooo:rsid="017649f5" style:font-style-asian="italic" style:font-style-complex="italic"/>
    </style:style>
    <style:style style:name="T10" style:family="text">
      <style:text-properties fo:color="#ff0000" loext:opacity="100%" style:font-name="Liberation Serif" fo:font-style="italic" fo:font-weight="normal" officeooo:rsid="086de5f9" style:font-name-asian="Microsoft YaHei" style:font-style-asian="italic" style:font-weight-asian="normal" style:font-name-complex="Lucida Sans" style:font-style-complex="italic" style:font-weight-complex="normal"/>
    </style:style>
    <style:style style:name="T11" style:family="text">
      <style:text-properties style:font-name="Liberation Serif" fo:font-style="italic" officeooo:rsid="007ab4b2" style:font-style-asian="italic" style:font-style-complex="italic"/>
    </style:style>
    <style:style style:name="T12" style:family="text">
      <style:text-properties style:font-name="Liberation Serif" fo:font-style="italic" officeooo:rsid="0b53e3a4" style:font-style-asian="italic" style:font-style-complex="italic"/>
    </style:style>
    <style:style style:name="T13" style:family="text">
      <style:text-properties officeooo:rsid="09ffaf2b"/>
    </style:style>
    <style:style style:name="T14" style:family="text">
      <style:text-properties officeooo:rsid="0e3e5ba5"/>
    </style:style>
    <style:style style:name="T15" style:family="text">
      <style:text-properties officeooo:rsid="0d6a1cbb"/>
    </style:style>
    <style:style style:name="T16" style:family="text">
      <style:text-properties officeooo:rsid="0df14b33"/>
    </style:style>
    <style:style style:name="T17" style:family="text">
      <style:text-properties officeooo:rsid="0df08f4a"/>
    </style:style>
    <style:style style:name="T18" style:family="text">
      <style:text-properties officeooo:rsid="0e45aba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d6a2519"/>
    </style:style>
    <style:style style:name="T21" style:family="text">
      <style:text-properties fo:font-weight="normal" officeooo:rsid="0d301a89" style:font-weight-asian="normal" style:font-weight-complex="normal"/>
    </style:style>
    <style:style style:name="T22" style:family="text">
      <style:text-properties fo:font-weight="bold" officeooo:rsid="0de8c156" style:font-weight-asian="bold" style:font-weight-complex="bold"/>
    </style:style>
    <style:style style:name="T23" style:family="text">
      <style:text-properties fo:font-weight="normal" officeooo:rsid="0d54d8dd" style:font-weight-asian="normal" style:font-weight-complex="normal"/>
    </style:style>
    <style:style style:name="T24" style:family="text">
      <style:text-properties fo:font-weight="normal" officeooo:rsid="0de9a266" style:font-weight-asian="normal" style:font-weight-complex="normal"/>
    </style:style>
    <style:style style:name="T25" style:family="text">
      <style:text-properties fo:font-weight="normal" officeooo:rsid="0deb6a69" style:font-weight-asian="normal" style:font-weight-complex="normal"/>
    </style:style>
    <style:style style:name="T26" style:family="text">
      <style:text-properties fo:font-weight="bold" officeooo:rsid="0d54d8dd" style:font-weight-asian="bold" style:font-weight-complex="bold"/>
    </style:style>
    <style:style style:name="T27" style:family="text">
      <style:text-properties fo:font-weight="normal" officeooo:rsid="0dec0e10" style:font-weight-asian="normal" style:font-weight-complex="normal"/>
    </style:style>
    <style:style style:name="T28" style:family="text">
      <style:text-properties fo:font-weight="normal" officeooo:rsid="0dedfbd0" style:font-weight-asian="normal" style:font-weight-complex="normal"/>
    </style:style>
    <style:style style:name="T29" style:family="text">
      <style:text-properties fo:font-weight="normal" officeooo:rsid="0df6794a" style:font-weight-asian="normal" style:font-weight-complex="normal"/>
    </style:style>
    <style:style style:name="T30" style:family="text">
      <style:text-properties fo:font-weight="normal" officeooo:rsid="0df2bebb" style:font-weight-asian="normal" style:font-weight-complex="normal"/>
    </style:style>
    <style:style style:name="T31" style:family="text">
      <style:text-properties fo:font-weight="normal" officeooo:rsid="0def02b3" style:font-weight-asian="normal" style:font-weight-complex="normal"/>
    </style:style>
    <style:style style:name="T32" style:family="text">
      <style:text-properties fo:font-weight="normal" officeooo:rsid="0df04399" style:font-weight-asian="normal" style:font-weight-complex="normal"/>
    </style:style>
    <style:style style:name="T33" style:family="text">
      <style:text-properties officeooo:rsid="0a094299"/>
    </style:style>
    <style:style style:name="T34" style:family="text">
      <style:text-properties officeooo:rsid="0a036e3a"/>
    </style:style>
    <style:style style:name="T35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8a9afa5" style:font-name-asian="Microsoft YaHei" style:font-size-asian="18pt" style:font-weight-asian="bold" style:font-name-complex="Lucida Sans" style:font-size-complex="18pt" style:font-weight-complex="bold"/>
    </style:style>
    <style:style style:name="T36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6f89559" style:font-name-asian="Microsoft YaHei" style:font-size-asian="18pt" style:font-weight-asian="bold" style:font-name-complex="Lucida Sans" style:font-size-complex="18pt" style:font-weight-complex="bold"/>
    </style:style>
    <style:style style:name="T37" style:family="text">
      <style:text-properties officeooo:rsid="02cd60a3"/>
    </style:style>
    <style:style style:name="T38" style:family="text">
      <style:text-properties style:use-window-font-color="true" loext:opacity="0%" style:font-name="Liberation Serif" fo:font-size="11pt" fo:font-weight="normal" officeooo:rsid="02cd60a3" style:font-name-asian="Microsoft YaHei" style:font-size-asian="11pt" style:font-weight-asian="normal" style:font-name-complex="Lucida Sans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ab951d" style:font-name-asian="Microsoft YaHei" style:font-size-asian="11pt" style:font-weight-asian="normal" style:font-name-complex="Lucida Sans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6f89559" style:font-name-asian="Microsoft YaHei" style:font-size-asian="11pt" style:font-weight-asian="normal" style:font-name-complex="Lucida Sans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6ceff4d" style:font-name-asian="Microsoft YaHei" style:font-size-asian="11pt" style:font-weight-asian="normal" style:font-name-complex="Lucida Sans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4f5f6a7" style:font-name-asian="Microsoft YaHei" style:font-size-asian="11pt" style:font-weight-asian="normal" style:font-name-complex="Lucida Sans" style:font-size-complex="11pt" style:font-weight-complex="normal"/>
    </style:style>
    <style:style style:name="T43" style:family="text">
      <style:text-properties officeooo:rsid="08e4f2b3"/>
    </style:style>
    <style:style style:name="T44" style:family="text">
      <style:text-properties style:use-window-font-color="true" loext:opacity="0%" style:font-name="Liberation Serif" fo:font-size="11pt" fo:font-weight="normal" officeooo:rsid="09740303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974d82f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8e60930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97563ec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9678905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9646f24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97b3dd3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98a6426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96d9c4b" style:font-size-asian="11pt" style:font-weight-asian="normal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979fed8" style:font-size-asian="11pt" style:font-weight-asian="normal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normal" officeooo:rsid="0976efc1" style:font-size-asian="11pt" style:font-weight-asian="normal" style:font-size-complex="11pt" style:font-weight-complex="normal"/>
    </style:style>
    <style:style style:name="T56" style:family="text">
      <style:text-properties style:use-window-font-color="true" loext:opacity="0%" style:font-name="Liberation Serif" fo:font-size="11pt" fo:font-weight="normal" officeooo:rsid="096e217d" style:font-size-asian="11pt" style:font-weight-asian="normal" style:font-size-complex="11pt" style:font-weight-complex="normal"/>
    </style:style>
    <style:style style:name="T57" style:family="text">
      <style:text-properties style:use-window-font-color="true" loext:opacity="0%" style:font-name="Liberation Serif" fo:font-size="11pt" fo:font-weight="normal" officeooo:rsid="096febc8" style:font-size-asian="11pt" style:font-weight-asian="normal" style:font-size-complex="11pt" style:font-weight-complex="normal"/>
    </style:style>
    <style:style style:name="T58" style:family="text">
      <style:text-properties style:use-window-font-color="true" loext:opacity="0%" style:font-name="Liberation Serif" fo:font-size="11pt" fo:font-weight="normal" officeooo:rsid="097272eb" style:font-size-asian="11pt" style:font-weight-asian="normal" style:font-size-complex="11pt" style:font-weight-complex="normal"/>
    </style:style>
    <style:style style:name="T59" style:family="text">
      <style:text-properties style:use-window-font-color="true" loext:opacity="0%" fo:font-weight="normal" officeooo:rsid="01855e71" style:font-weight-asian="normal" style:font-weight-complex="normal"/>
    </style:style>
    <style:style style:name="T60" style:family="text">
      <style:text-properties style:use-window-font-color="true" loext:opacity="0%" fo:font-weight="normal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officeooo:rsid="097b3dd3"/>
    </style:style>
    <style:style style:name="T62" style:family="text">
      <style:text-properties officeooo:rsid="097b3dd3"/>
    </style:style>
    <style:style style:name="T63" style:family="text">
      <style:text-properties style:font-name="Liberation Serif" fo:font-size="11pt" fo:font-style="normal" fo:font-weight="bold" officeooo:rsid="017fb612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Liberation Serif" fo:font-size="11pt" fo:font-style="normal" officeooo:rsid="017fb612" style:font-size-asian="11pt" style:font-style-asian="normal" style:font-size-complex="11pt" style:font-style-complex="normal"/>
    </style:style>
    <style:style style:name="T65" style:family="text">
      <style:text-properties style:use-window-font-color="true" loext:opacity="0%" style:font-name="Liberation Serif" fo:font-size="11pt" fo:font-style="normal" fo:font-weight="normal" officeooo:rsid="097b3dd3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loext:opacity="0%" style:font-name="Liberation Serif" fo:font-size="11pt" fo:font-style="normal" fo:font-weight="normal" officeooo:rsid="097b5abc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loext:opacity="0%" style:font-name="Liberation Serif" fo:font-size="11pt" fo:font-style="normal" fo:font-weight="normal" officeooo:rsid="097b88d1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officeooo:rsid="0981789a"/>
    </style:style>
    <style:style style:name="T69" style:family="text">
      <style:text-properties officeooo:rsid="098d956e"/>
    </style:style>
    <style:style style:name="T70" style:family="text">
      <style:text-properties officeooo:rsid="099004b1"/>
    </style:style>
    <style:style style:name="T71" style:family="text">
      <style:text-properties officeooo:rsid="0990c005"/>
    </style:style>
    <style:style style:name="T72" style:family="text">
      <style:text-properties officeooo:rsid="09913a35"/>
    </style:style>
    <style:style style:name="T73" style:family="text">
      <style:text-properties style:use-window-font-color="true" loext:opacity="0%" style:font-name="Liberation Sans" fo:font-size="13.3000001907349pt" fo:font-style="italic" fo:font-weight="bold" officeooo:rsid="09f18db5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4" style:family="text">
      <style:text-properties style:use-window-font-color="true" loext:opacity="0%" style:font-name="Liberation Sans" fo:font-size="13.3000001907349pt" fo:font-style="italic" fo:font-weight="bold" officeooo:rsid="056fc9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5" style:family="text">
      <style:text-properties style:use-window-font-color="true" loext:opacity="0%" style:font-name="Liberation Sans" fo:font-size="13.3000001907349pt" fo:font-style="italic" fo:font-weight="bold" officeooo:rsid="056c35b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6" style:family="text">
      <style:text-properties officeooo:rsid="033b15a7"/>
    </style:style>
    <style:style style:name="T77" style:family="text">
      <style:text-properties officeooo:rsid="05b2bbeb"/>
    </style:style>
    <style:style style:name="T78" style:family="text">
      <style:text-properties officeooo:rsid="0907c06b"/>
    </style:style>
    <style:style style:name="T79" style:family="text">
      <style:text-properties style:font-name="Liberation Serif" fo:font-size="11pt" fo:font-weight="normal" officeooo:rsid="05b953db" style:font-size-asian="11pt" style:font-weight-asian="normal" style:font-size-complex="11pt" style:font-weight-complex="normal"/>
    </style:style>
    <style:style style:name="T80" style:family="text">
      <style:text-properties style:font-name="Liberation Serif" fo:font-size="11pt" fo:font-weight="normal" officeooo:rsid="09266c77" style:font-size-asian="11pt" style:font-weight-asian="normal" style:font-size-complex="11pt" style:font-weight-complex="normal"/>
    </style:style>
    <style:style style:name="T81" style:family="text">
      <style:text-properties style:font-name="Liberation Serif" fo:font-size="11pt" officeooo:rsid="033c68ea" style:font-size-asian="11pt" style:font-size-complex="11pt"/>
    </style:style>
    <style:style style:name="T82" style:family="text">
      <style:text-properties fo:font-style="normal" fo:font-weight="bold" officeooo:rsid="01d2d580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17fb612" style:font-style-asian="normal" style:font-weight-asian="bold" style:font-style-complex="normal" style:font-weight-complex="bold"/>
    </style:style>
    <style:style style:name="T84" style:family="text">
      <style:text-properties fo:font-style="normal" fo:font-weight="normal" officeooo:rsid="017fb612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5aedd5a" style:font-style-asian="normal" style:font-weight-asian="normal" style:font-style-complex="normal" style:font-weight-complex="normal"/>
    </style:style>
    <style:style style:name="T86" style:family="text">
      <style:text-properties fo:font-style="normal" officeooo:rsid="091bf81f" style:font-style-asian="normal" style:font-style-complex="normal"/>
    </style:style>
    <style:style style:name="T87" style:family="text">
      <style:text-properties fo:font-style="normal" fo:font-weight="normal" officeooo:rsid="0936fcdd" style:font-style-asian="normal" style:font-weight-asian="normal" style:font-style-complex="normal" style:font-weight-complex="normal"/>
    </style:style>
    <style:style style:name="T88" style:family="text">
      <style:text-properties fo:font-style="normal" officeooo:rsid="033c68ea" style:font-style-asian="normal" style:font-style-complex="normal"/>
    </style:style>
    <style:style style:name="T89" style:family="text">
      <style:text-properties fo:font-style="normal" officeooo:rsid="05aedd5a" style:font-style-asian="normal" style:font-style-complex="normal"/>
    </style:style>
    <style:style style:name="T90" style:family="text">
      <style:text-properties fo:font-style="normal" fo:font-weight="normal" officeooo:rsid="07dd9323" style:font-style-asian="normal" style:font-weight-asian="normal" style:font-style-complex="normal" style:font-weight-complex="normal"/>
    </style:style>
    <style:style style:name="T91" style:family="text">
      <style:text-properties style:use-window-font-color="true" loext:opacity="0%" style:font-name="Liberation Sans" fo:font-size="13.3000001907349pt" fo:font-style="italic" fo:font-weight="bold" officeooo:rsid="05601ab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2" style:family="text">
      <style:text-properties style:use-window-font-color="true" loext:opacity="0%" style:font-name="Liberation Sans" fo:font-size="13.3000001907349pt" fo:font-style="italic" fo:font-weight="bold" officeooo:rsid="05475d47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3" style:family="text">
      <style:text-properties style:use-window-font-color="true" loext:opacity="0%" style:font-name="Liberation Sans" fo:font-size="13.3000001907349pt" fo:font-style="italic" fo:font-weight="bold" officeooo:rsid="0547d43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4" style:family="text">
      <style:text-properties officeooo:rsid="055ff9cc"/>
    </style:style>
    <style:style style:name="T95" style:family="text">
      <style:text-properties officeooo:rsid="01dbc17c"/>
    </style:style>
    <style:style style:name="T96" style:family="text">
      <style:text-properties officeooo:rsid="03d51876"/>
    </style:style>
    <style:style style:name="T97" style:family="text">
      <style:text-properties officeooo:rsid="01c261b8"/>
    </style:style>
    <style:style style:name="T98" style:family="text">
      <style:text-properties style:use-window-font-color="true" loext:opacity="0%" style:font-name="Liberation Serif" fo:font-size="11pt" fo:font-weight="normal" officeooo:rsid="05aa1642" style:font-size-asian="11pt" style:font-weight-asian="normal" style:font-size-complex="11pt" style:font-weight-complex="normal"/>
    </style:style>
    <style:style style:name="T99" style:family="text">
      <style:text-properties style:use-window-font-color="true" loext:opacity="0%" style:font-name="Liberation Serif" fo:font-size="11pt" fo:font-style="normal" officeooo:rsid="01c261b8" style:font-size-asian="11pt" style:font-style-asian="normal" style:font-size-complex="11pt" style:font-style-complex="normal"/>
    </style:style>
    <style:style style:name="T100" style:family="text">
      <style:text-properties officeooo:rsid="01c2d7a2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color="#5983b0" loext:opacity="100%" fo:font-style="normal" fo:font-weight="bold" officeooo:rsid="05a58a2d" style:font-style-asian="normal" style:font-weight-asian="bold" style:font-style-complex="normal" style:font-weight-complex="bold"/>
    </style:style>
    <style:style style:name="T103" style:family="text">
      <style:text-properties fo:color="#5983b0" loext:opacity="100%" fo:font-style="normal" fo:font-weight="bold" officeooo:rsid="01dd031e" style:font-style-asian="normal" style:font-weight-asian="bold" style:font-style-complex="normal" style:font-weight-complex="bold"/>
    </style:style>
    <style:style style:name="T104" style:family="text">
      <style:text-properties fo:color="#5983b0" loext:opacity="100%" fo:font-style="normal" fo:font-weight="bold" officeooo:rsid="02584d2a" style:font-style-asian="normal" style:font-weight-asian="bold" style:font-style-complex="normal" style:font-weight-complex="bold"/>
    </style:style>
    <style:style style:name="T105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106" style:family="text">
      <style:text-properties fo:color="#5983b0" loext:opacity="100%" style:font-name="Liberation Serif" fo:font-size="11pt" fo:font-style="normal" fo:font-weight="bold" officeooo:rsid="0926ff2e" style:font-size-asian="11pt" style:font-style-asian="normal" style:font-weight-asian="bold" style:font-size-complex="11pt" style:font-style-complex="normal" style:font-weight-complex="bold"/>
    </style:style>
    <style:style style:name="T107" style:family="text">
      <style:text-properties fo:color="#5983b0" loext:opacity="100%" style:font-name="Liberation Serif" fo:font-size="11pt" fo:font-style="normal" fo:font-weight="bold" officeooo:rsid="02552ddc" style:font-size-asian="11pt" style:font-style-asian="normal" style:font-weight-asian="bold" style:font-size-complex="11pt" style:font-style-complex="normal" style:font-weight-complex="bold"/>
    </style:style>
    <style:style style:name="T108" style:family="text">
      <style:text-properties fo:color="#5983b0" loext:opacity="100%" style:font-name="Liberation Serif" fo:font-size="11pt" fo:font-style="normal" fo:font-weight="bold" officeooo:rsid="02584d2a" style:font-size-asian="11pt" style:font-style-asian="normal" style:font-weight-asian="bold" style:font-size-complex="11pt" style:font-style-complex="normal" style:font-weight-complex="bold"/>
    </style:style>
    <style:style style:name="T109" style:family="text">
      <style:text-properties fo:color="#5983b0" loext:opacity="100%" fo:font-style="normal" fo:font-weight="bold" officeooo:rsid="01cff648" style:font-style-asian="normal" style:font-weight-asian="bold" style:font-style-complex="normal" style:font-weight-complex="bold"/>
    </style:style>
    <style:style style:name="T110" style:family="text">
      <style:text-properties officeooo:rsid="04de5135"/>
    </style:style>
    <style:style style:name="T111" style:family="text">
      <style:text-properties fo:color="#5983b0" loext:opacity="100%" fo:font-style="normal" fo:font-weight="bold" officeooo:rsid="0926ff2e" style:font-style-asian="normal" style:font-weight-asian="bold" style:font-style-complex="normal" style:font-weight-complex="bold"/>
    </style:style>
    <style:style style:name="T112" style:family="text">
      <style:text-properties fo:color="#5983b0" loext:opacity="100%" fo:font-style="normal" fo:font-weight="bold" officeooo:rsid="01d1bc8d" style:font-style-asian="normal" style:font-weight-asian="bold" style:font-style-complex="normal" style:font-weight-complex="bold"/>
    </style:style>
    <style:style style:name="T113" style:family="text">
      <style:text-properties fo:color="#5983b0" loext:opacity="100%" fo:font-style="normal" fo:font-weight="bold" officeooo:rsid="01d2d580" style:font-style-asian="normal" style:font-weight-asian="bold" style:font-style-complex="normal" style:font-weight-complex="bold"/>
    </style:style>
    <style:style style:name="T114" style:family="text">
      <style:text-properties style:use-window-font-color="true" loext:opacity="0%" style:font-name="Liberation Sans" fo:font-size="13.3000001907349pt" fo:font-style="italic" fo:font-weight="bold" officeooo:rsid="0572d7d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5" style:family="text">
      <style:text-properties style:use-window-font-color="true" loext:opacity="0%" style:font-name="Liberation Sans" fo:font-size="13.3000001907349pt" fo:font-style="italic" fo:font-weight="bold" officeooo:rsid="053e18b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6" style:family="text">
      <style:text-properties officeooo:rsid="04cc843a"/>
    </style:style>
    <style:style style:name="T117" style:family="text">
      <style:text-properties style:use-window-font-color="true" loext:opacity="0%" officeooo:rsid="053efe0c"/>
    </style:style>
    <style:style style:name="T118" style:family="text">
      <style:text-properties officeooo:rsid="01a5ba7f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3">Leveled Treasures <text:span text:style-name="T1">[Name]</text:span></text:h>
        <text:p text:style-name="P2"><text:span text:style-name="T2">F</text:span><text:span text:style-name="T3">iction goes here.</text:span></text:p>
        <text:list text:style-name="L1">
          <text:list-item>
            <text:p text:style-name="P3">The statue has a texture like petrified wood, but it is jet black and almost translucent at spots.</text:p>
          </text:list-item>
          <text:list-item>
            <text:p text:style-name="P4"><text:span text:style-name="T4">The knight’s hands are the only parts of </text:span><text:span text:style-name="T5">their</text:span><text:span text:style-name="T4"> body not armored, and they appear like tree branches, with knots in place of knuckles.</text:span></text:p>
          </text:list-item>
          <text:list-item>
            <text:p text:style-name="P5"><text:span text:style-name="T6">The knight grows its </text:span><text:span text:style-name="T7">weapon </text:span><text:span text:style-name="T6">from its hands. It </text:span><text:span text:style-name="T7">is a great hammer that looks like a huge rose, </text:span><text:span text:style-name="T6">made seemingly of</text:span><text:span text:style-name="T8"> the same stone material as the knight.</text:span></text:p>
          </text:list-item>
        </text:list>
        <text:p text:style-name="Horizontal_20_Line"/>
        <text:h text:style-name="P6" text:outline-level="1"><text:span text:style-name="T9">“</text:span><text:span text:style-name="T10">The Kiln</text:span><text:span text:style-name="T9">”</text:span><text:span text:style-name="T11"> is an independent product published under the DRAW STEEL Creator License and is not affiliated with MCDM Productions, LLC. DRAW STEEL © 202</text:span><text:span text:style-name="T12">4</text:span><text:span text:style-name="T11"> MCDM Productions, LLC. </text:span></text:h>
        <text:h text:style-name="P7" text:outline-level="1">Art here</text:h>
        <text:p text:style-name="P8"/>
        <text:p text:style-name="P8"/>
        <text:p text:style-name="P8"/>
        <table:table table:name="Table6" table:style-name="Table6">
          <table:table-column table:style-name="Table6.A"/>
          <table:table-row>
            <table:table-cell table:style-name="Table6.A1" office:value-type="string">
              <text:h text:style-name="P9" text:outline-level="4">Skullbloom <text:span text:style-name="T13">1</text:span>, <text:span text:style-name="T14">Hammer</text:span> of Golden Ivy</text:h>
              <text:p text:style-name="P10">Beautiful red roses hide in the heads of your foes. <text:s text:c="6"/><text:span text:style-name="T15">Your </text:span><text:span text:style-name="T16">strikes</text:span> coax them out <text:span text:style-name="T17">with </text:span><text:span text:style-name="T18">obsidian</text:span><text:span text:style-name="T17"> thorns.</text:span></text:p>
              <text:p text:style-name="P11"><text:span text:style-name="T19">Keywords:</text:span> <text:span text:style-name="T20">Heavy Weapon, </text:span><text:span text:style-name="T21">Magic</text:span></text:p>
              <text:p text:style-name="P12"><text:span text:style-name="T22">1st Level</text:span><text:span text:style-name="T19">:</text:span> <text:span text:style-name="T23">Any weapon ability that deals rolled damage using this weapon deals an extra 1 </text:span><text:span text:style-name="T24">poison</text:span><text:span text:style-name="T23"> damage. </text:span><text:span text:style-name="T24">Additionally, whenever you use a weapon ability using this weapon and cause an enemy to be dazed or bleeding, you can </text:span><text:span text:style-name="T25">instead cause them to be bleeding or dazed, respectively.</text:span></text:p>
              <text:p text:style-name="P12"><text:span text:style-name="T22">5th Level</text:span><text:span text:style-name="T26">:</text:span><text:span text:style-name="T23"> </text:span><text:span text:style-name="T27">The weapon's extra poison damage increases to 2</text:span><text:span text:style-name="T23">. </text:span><text:span text:style-name="T27">W</text:span><text:span text:style-name="T24">henever </text:span><text:span text:style-name="T27">a</text:span><text:span text:style-name="T28">n enemy</text:span><text:span text:style-name="T27"> takes damage from the bleeding condition, you can use a </text:span><text:span text:style-name="T29">free triggered action</text:span><text:span text:style-name="T27"> to make a melee free strike </text:span><text:span text:style-name="T30">using this weapon </text:span><text:span text:style-name="T27">on them.</text:span></text:p>
              <text:p text:style-name="P12"><text:span text:style-name="T22">9th Level</text:span><text:span text:style-name="T26">:</text:span><text:span text:style-name="T23"> </text:span><text:span text:style-name="T27">The weapon's extra poison damage increases to 3</text:span><text:span text:style-name="T23">. </text:span><text:span text:style-name="T27">W</text:span><text:span text:style-name="T24">henever </text:span><text:span text:style-name="T31">you use a weapon ability using this weapon that targets one creature and that creature is </text:span><text:span text:style-name="T32">already </text:span><text:span text:style-name="T31">dazed or bleeding, you can target another creature adjacent to the original target.</text:span></text:p>
            </table:table-cell>
          </table:table-row>
        </table:table>
        <text:p text:style-name="P8"/>
        <text:p text:style-name="P13"/>
        <text:p text:style-name="P13"/>
        <table:table table:name="Table3" table:style-name="Table3">
          <table:table-column table:style-name="Table3.A"/>
          <table:table-row>
            <table:table-cell table:style-name="Table3.A1" office:value-type="string">
              <text:h text:style-name="P14" text:outline-level="4">Skullbloom <text:span text:style-name="T13">2</text:span>, <text:span text:style-name="T14">Hammer</text:span> of Golden Ivy</text:h>
              <text:p text:style-name="P15">Beautiful red roses hide in the heads of your foes. <text:s text:c="6"/><text:span text:style-name="T15">Your </text:span><text:span text:style-name="T16">strikes</text:span> coax them out <text:span text:style-name="T17">with </text:span><text:span text:style-name="T18">obsidian</text:span><text:span text:style-name="T17"> thorns.</text:span></text:p>
              <text:p text:style-name="P16"><text:span text:style-name="T19">Keywords:</text:span> <text:span text:style-name="T20">Heavy Weapon, </text:span><text:span text:style-name="T21">Magic</text:span></text:p>
              <text:p text:style-name="P17"><text:span text:style-name="T22">1st Level</text:span><text:span text:style-name="T19">:</text:span> <text:span text:style-name="T23">Any weapon ability that deals rolled damage using this weapon deals an extra 1 </text:span><text:span text:style-name="T24">poison</text:span><text:span text:style-name="T23"> damage. </text:span><text:span text:style-name="T24">Additionally, whenever you use a weapon ability using this weapon and cause an enemy to be dazed or bleeding, you can </text:span><text:span text:style-name="T25">instead cause them to be bleeding or dazed, respectively.</text:span></text:p>
              <text:p text:style-name="P17"><text:span text:style-name="T22">5th Level</text:span><text:span text:style-name="T26">:</text:span><text:span text:style-name="T23"> </text:span><text:span text:style-name="T27">The weapon's extra poison damage increases to 2</text:span><text:span text:style-name="T23">. </text:span><text:span text:style-name="T27">W</text:span><text:span text:style-name="T24">henever </text:span><text:span text:style-name="T27">a</text:span><text:span text:style-name="T28">n enemy</text:span><text:span text:style-name="T27"> takes damage from the bleeding condition, you can use a </text:span><text:span text:style-name="T29">free triggered action</text:span><text:span text:style-name="T27"> to make a melee free strike </text:span><text:span text:style-name="T30">using this weapon </text:span><text:span text:style-name="T27">on them.</text:span></text:p>
              <text:p text:style-name="Table_20_Read-Out"><text:span text:style-name="T22">9th Level</text:span><text:span text:style-name="T26">:</text:span><text:span text:style-name="T23"> </text:span><text:span text:style-name="T27">The weapon's extra poison damage increases to 3</text:span><text:span text:style-name="T23">. </text:span><text:span text:style-name="T27">W</text:span><text:span text:style-name="T24">henever </text:span><text:span text:style-name="T31">you use a weapon ability using this weapon that targets one creature and that creature is </text:span><text:span text:style-name="T32">already </text:span><text:span text:style-name="T31">dazed or bleeding, you can target another creature adjacent to the original target.</text:span></text:p>
            </table:table-cell>
          </table:table-row>
        </table:table>
        <text:p text:style-name="P13"/>
        <text:h text:style-name="P18" text:outline-level="1"><text:span text:style-name="T33">Small a</text:span>rt here</text:h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19" text:outline-level="4">Skullbloom <text:span text:style-name="T34">3</text:span>, <text:span text:style-name="T14">Hammer</text:span> of Golden Ivy</text:h>
              <text:p text:style-name="P20">Beautiful red roses hide in the heads of your foes. <text:s text:c="6"/><text:span text:style-name="T15">Your </text:span><text:span text:style-name="T16">strikes</text:span> coax them out <text:span text:style-name="T17">with </text:span><text:span text:style-name="T18">obsidian</text:span><text:span text:style-name="T17"> thorns.</text:span></text:p>
              <text:p text:style-name="P21"><text:span text:style-name="T19">Keywords:</text:span> <text:span text:style-name="T20">Heavy Weapon, </text:span><text:span text:style-name="T21">Magic</text:span></text:p>
              <text:p text:style-name="P22"><text:span text:style-name="T22">1st Level</text:span><text:span text:style-name="T19">:</text:span> <text:span text:style-name="T23">Any weapon ability that deals rolled damage using this weapon deals an extra 1 </text:span><text:span text:style-name="T24">poison</text:span><text:span text:style-name="T23"> damage. </text:span><text:span text:style-name="T24">Additionally, whenever you use a weapon ability using this weapon and cause an enemy to be dazed or bleeding, you can </text:span><text:span text:style-name="T25">instead cause them to be bleeding or dazed, respectively.</text:span></text:p>
              <text:p text:style-name="P22"><text:span text:style-name="T22">5th Level</text:span><text:span text:style-name="T26">:</text:span><text:span text:style-name="T23"> </text:span><text:span text:style-name="T27">The weapon's extra poison damage increases to 2</text:span><text:span text:style-name="T23">. </text:span><text:span text:style-name="T27">W</text:span><text:span text:style-name="T24">henever </text:span><text:span text:style-name="T27">a</text:span><text:span text:style-name="T28">n enemy</text:span><text:span text:style-name="T27"> takes damage from the bleeding condition, you can use a </text:span><text:span text:style-name="T29">free triggered action</text:span><text:span text:style-name="T27"> to make a melee free strike </text:span><text:span text:style-name="T30">using this weapon </text:span><text:span text:style-name="T27">on them.</text:span></text:p>
              <text:p text:style-name="P23"><text:span text:style-name="T22">9th Level</text:span><text:span text:style-name="T26">:</text:span><text:span text:style-name="T23"> </text:span><text:span text:style-name="T27">The weapon's extra poison damage increases to 3</text:span><text:span text:style-name="T23">. </text:span><text:span text:style-name="T27">W</text:span><text:span text:style-name="T24">henever </text:span><text:span text:style-name="T31">you use a weapon ability using this weapon that targets one creature and that creature is </text:span><text:span text:style-name="T32">already </text:span><text:span text:style-name="T31">dazed or bleeding, you can target another creature adjacent to the original target.</text:span></text:p>
            </table:table-cell>
          </table:table-row>
        </table:table>
        <text:p text:style-name="P13"/>
        <table:table table:name="Table5" table:style-name="Table5">
          <table:table-column table:style-name="Table5.A"/>
          <table:table-row>
            <table:table-cell table:style-name="Table5.A1" office:value-type="string">
              <text:h text:style-name="P24" text:outline-level="4">Set Bonus</text:h>
              <text:p text:style-name="P25">Beautiful red roses hide in the heads of your foes. <text:s text:c="6"/><text:span text:style-name="T15">Your </text:span><text:span text:style-name="T16">strikes</text:span> coax them out <text:span text:style-name="T17">with </text:span><text:span text:style-name="T18">obsidian</text:span><text:span text:style-name="T17"> thorns.</text:span></text:p>
              <text:p text:style-name="P26"><text:span text:style-name="T22">9th Level</text:span><text:span text:style-name="T26">:</text:span><text:span text:style-name="T23"> </text:span><text:span text:style-name="T27">The weapon's extra poison damage increases to 3</text:span><text:span text:style-name="T23">. </text:span><text:span text:style-name="T27">W</text:span><text:span text:style-name="T24">henever </text:span><text:span text:style-name="T31">you use a weapon ability using this weapon that targets one creature and that creature is </text:span><text:span text:style-name="T32">already </text:span><text:span text:style-name="T31">dazed or bleeding, you can target another creature adjacent to the original target.</text:span></text:p>
            </table:table-cell>
          </table:table-row>
        </table:table>
        <text:p text:style-name="P13"/>
        <text:h text:style-name="P27" text:outline-level="2"/>
        <text:h text:style-name="P28" text:outline-level="2"><text:span text:style-name="T35">7</text:span><text:span text:style-name="T36">th</text:span><text:span text:style-name="T37">-Level Features</text:span></text:h>
        <text:h text:style-name="P29" text:outline-level="2"><text:span text:style-name="T38">As a </text:span><text:span text:style-name="T39">7</text:span><text:span text:style-name="T40">th</text:span><text:span text:style-name="T41">-level </text:span><text:span text:style-name="T42">kiln</text:span><text:span text:style-name="T38">, you gain the following features.</text:span></text:h>
        <text:p text:style-name="Horizontal_20_Line"/>
        <text:h text:style-name="P30" text:outline-level="3">Ashbound <text:span text:style-name="T43">Totem</text:span></text:h>
        <text:p text:style-name="P31"><text:span text:style-name="T44">As a respite activity</text:span><text:span text:style-name="T45">, </text:span><text:span text:style-name="T46">y</text:span><text:span text:style-name="T47">ou </text:span><text:span text:style-name="T48">can </text:span><text:span text:style-name="T47">fashion a small wooden totem in the </text:span><text:span text:style-name="T46">likeness of an</text:span><text:span text:style-name="T49"> ally, </text:span><text:span text:style-name="T46">idolizing them</text:span><text:span text:style-name="T47">. </text:span><text:span text:style-name="T50">Any creature who holds the totem </text:span><text:span text:style-name="T51">gains the </text:span><text:span text:style-name="T52">Ashes to Ashes</text:span><text:span text:style-name="T51"> ability</text:span><text:span text:style-name="T53">. When the idolized ally dies, the totem is destroyed </text:span><text:span text:style-name="T54">and</text:span><text:span text:style-name="T53"> the </text:span><text:span text:style-name="T55">ally</text:span><text:span text:style-name="T53"> instead fal</text:span><text:span text:style-name="T56">l</text:span><text:span text:style-name="T55">s</text:span><text:span text:style-name="T53"> unconscious until they regain Stamina. </text:span><text:span text:style-name="T57">These benefits last until </text:span><text:span text:style-name="T58">you finish another respite.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h text:style-name="P32" text:outline-level="4">Ashes to Ashes</text:h>
            </table:table-cell>
          </table:table-row>
          <table:table-row>
            <table:table-cell table:style-name="Table116.A2" office:value-type="string">
              <text:p text:style-name="P33"><text:span text:style-name="T59">T</text:span><text:span text:style-name="T60">he Undermind connects your souls, melding you to become as one.</text:span></text:p>
            </table:table-cell>
          </table:table-row>
        </table:table>
        <table:table table:name="Table117" table:style-name="Table117">
          <table:table-column table:style-name="Table117.A"/>
          <table:table-column table:style-name="Table117.B"/>
          <table:table-row>
            <table:table-cell table:style-name="Table117.A1" office:value-type="string">
              <text:p text:style-name="P34">Magic</text:p>
            </table:table-cell>
            <table:table-cell table:style-name="Table117.B1" office:value-type="string">
              <text:p text:style-name="P35"><text:span text:style-name="T61">Free</text:span><text:span text:style-name="T62"> </text:span>Triggered</text:p>
            </table:table-cell>
          </table:table-row>
          <table:table-row>
            <table:table-cell table:style-name="Table117.A2" office:value-type="string">
              <text:p text:style-name="P36"><text:span text:style-name="T19">◣</text:span> <text:span text:style-name="T51">Self</text:span></text:p>
            </table:table-cell>
            <table:table-cell table:style-name="Table117.B2" office:value-type="string">
              <text:p text:style-name="P37">◎ <text:span text:style-name="T62">Self</text:span></text:p>
            </table:table-cell>
          </table:table-row>
        </table:table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6"><text:span text:style-name="T63">Effect</text:span><text:span text:style-name="T64">: </text:span><text:span text:style-name="T65">You take your turn after the triggering ally. </text:span><text:span text:style-name="T66">Additionally, gain the following effect </text:span><text:span text:style-name="T67">based</text:span><text:span text:style-name="T66"> on your cadre:</text:span></text:p>
              <text:list text:style-name="L2">
                <text:list-item>
                  <text:p text:style-name="P38"><text:span text:style-name="T19">Flameweaver:</text:span> <text:span text:style-name="T68">As a move action on your turn, </text:span><text:span text:style-name="T69">as long as </text:span><text:span text:style-name="T70">the idolized ally is</text:span><text:span text:style-name="T69"> on the same manifold </text:span><text:span text:style-name="T71">as you</text:span><text:span text:style-name="T69">,</text:span><text:span text:style-name="T68"> you can teleport to an unoccupied square adjacent to </text:span><text:span text:style-name="T70">them, or </text:span><text:span text:style-name="T72">you</text:span><text:span text:style-name="T70"> can teleport </text:span><text:span text:style-name="T72">them </text:span><text:span text:style-name="T70">to an unoccupied square adjacent to you</text:span><text:span text:style-name="T68">. </text:span></text:p>
                </text:list-item>
              </text:list>
            </table:table-cell>
          </table:table-row>
        </table:table>
        <text:h text:style-name="P39" text:outline-level="4"/>
        <text:p text:style-name="P40"/>
        <text:p text:style-name="P40"/>
        <text:p text:style-name="P40"/>
        <text:p text:style-name="P40"/>
        <text:p text:style-name="P40"/>
        <text:p text:style-name="P40"/>
        <text:p text:style-name="P40"/>
        <text:h text:style-name="P41" text:outline-level="4"><text:span text:style-name="T73">H</text:span><text:span text:style-name="T74">awthorn</text:span><text:span text:style-name="T75"> Maneuver</text:span></text:h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42" text:outline-level="4"><text:span text:style-name="T76">P</text:span>ut Down Roots</text:h>
            </table:table-cell>
          </table:table-row>
          <table:table-row>
            <table:table-cell table:style-name="Table39.A2" office:value-type="string">
              <text:p text:style-name="P43"><text:span text:style-name="T77">U</text:span>nwavering in the storm.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44"><text:span text:style-name="T78">Area, </text:span>Magic</text:p>
            </table:table-cell>
            <table:table-cell table:style-name="Table40.B1" office:value-type="string">
              <text:p text:style-name="P45">Maneuver</text:p>
            </table:table-cell>
          </table:table-row>
          <table:table-row>
            <table:table-cell table:style-name="Table40.A2" office:value-type="string">
              <text:p text:style-name="P46"><text:span text:style-name="T19">◣</text:span> <text:span text:style-name="T79">1 </text:span><text:span text:style-name="T80">burst</text:span></text:p>
            </table:table-cell>
            <table:table-cell table:style-name="Table40.B2" office:value-type="string">
              <text:p text:style-name="P47">◎ <text:span text:style-name="T81">Self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48"><text:span text:style-name="T82">E</text:span><text:span text:style-name="T83">ffect</text:span><text:span text:style-name="T84">: </text:span><text:span text:style-name="T85">Until the start of your next turn, your stability is increased by your Reason score. Allies in the area gain temporary Stamina equal to twice your stability.</text:span></text:p>
            </table:table-cell>
          </table:table-row>
          <table:table-row>
            <table:table-cell table:style-name="Table41.A2" office:value-type="string">
              <text:p text:style-name="P49"><text:span text:style-name="T86">Enkindled</text:span><text:span text:style-name="T84">: </text:span><text:span text:style-name="T87">You and a</text:span><text:span text:style-name="T85">llies in the area can spend a Recovery.</text:span></text:p>
            </table:table-cell>
          </table:table-row>
          <table:table-row>
            <table:table-cell table:style-name="Table41.A2" office:value-type="string">
              <text:p text:style-name="P50"><text:span text:style-name="T88">S</text:span><text:span text:style-name="T89">pend 1+ Spark</text:span><text:span text:style-name="T85">: </text:span><text:span text:style-name="T90">For each spark you spend, the burst’s size is increased by 1 and your stability is further increased by 1 until the start of your next turn.</text:span></text:p>
            </table:table-cell>
          </table:table-row>
        </table:table>
        <text:p text:style-name="P51"/>
        <text:h text:style-name="P52" text:outline-level="4"><text:span text:style-name="T91">Hawthorn</text:span><text:span text:style-name="T92"> Signature </text:span><text:span text:style-name="T93">Action</text:span></text:h>
        <table:table table:name="Table56" table:style-name="Table56">
          <table:table-column table:style-name="Table56.A"/>
          <table:table-row>
            <table:table-cell table:style-name="Table56.A1" office:value-type="string">
              <text:h text:style-name="P53" text:outline-level="4">Untame the Land</text:h>
            </table:table-cell>
          </table:table-row>
          <table:table-row>
            <table:table-cell table:style-name="Table56.A2" office:value-type="string">
              <text:p text:style-name="P54"><text:span text:style-name="T94">Your</text:span> talisman<text:span text:style-name="T94">s</text:span> imbue you with a <text:span text:style-name="T95">vivid </text:span>memory of the wode before <text:span text:style-name="T96">war or tim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55"><text:span text:style-name="T97">Area, </text:span>Magic</text:p>
            </table:table-cell>
            <table:table-cell table:style-name="Table34.B1" office:value-type="string">
              <text:p text:style-name="P56">Main action</text:p>
            </table:table-cell>
          </table:table-row>
          <table:table-row>
            <table:table-cell table:style-name="Table34.A2" office:value-type="string">
              <text:p text:style-name="P57"><text:span text:style-name="T19">◣</text:span> <text:span text:style-name="T98">2 burst</text:span></text:p>
            </table:table-cell>
            <table:table-cell table:style-name="Table34.B2" office:value-type="string">
              <text:p text:style-name="P58">◎ <text:span text:style-name="T99">All enemies</text:span></text:p>
            </table:table-cell>
          </table:table-row>
        </table:table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59">Power Roll + <text:span text:style-name="T100">Reason:</text:span></text:p>
              <text:list text:style-name="L3">
                <text:list-item>
                  <text:p text:style-name="P60">11-:<text:span text:style-name="T101"> </text:span><text:span text:style-name="T102">2</text:span><text:span text:style-name="T103"> </text:span><text:span text:style-name="T104">poison </text:span><text:span text:style-name="T105">damage</text:span></text:p>
                </text:list-item>
                <text:list-item>
                  <text:p text:style-name="P60">12-16: <text:span text:style-name="T106">3</text:span><text:span text:style-name="T107"> </text:span><text:span text:style-name="T108">poison </text:span><text:span text:style-name="T105">damage; pull </text:span><text:span text:style-name="T109">1</text:span></text:p>
                </text:list-item>
                <text:list-item>
                  <text:p text:style-name="P61">17<text:span text:style-name="T110">+</text:span>:<text:span text:style-name="T101"> </text:span><text:span text:style-name="T111">5</text:span><text:span text:style-name="T103"> </text:span><text:span text:style-name="T104">poison </text:span><text:span text:style-name="T105">damage; pull </text:span><text:span text:style-name="T112">1</text:span><text:span text:style-name="T105">; </text:span><text:span text:style-name="T113">restrained (EoT)</text:span></text:p>
                </text:list-item>
              </text:list>
            </table:table-cell>
          </table:table-row>
          <table:table-row>
            <table:table-cell table:style-name="Table57.A2" office:value-type="string">
              <text:p text:style-name="P62"><text:span text:style-name="T86">Enkindled</text:span><text:span text:style-name="T84">: </text:span><text:span text:style-name="T85">The pull effect on tier 2 and tier 3 outcomes changes to vertical pull and the distance of the pull is increased by your Reason.</text:span></text:p>
            </table:table-cell>
          </table:table-row>
        </table:table>
        <text:p text:style-name="Standard"/>
        <text:h text:style-name="P63" text:outline-level="4"><text:span text:style-name="T114">Hawthorn </text:span><text:span text:style-name="T115">Stoke the Flame</text:span><text:span text:style-name="T116"> Effects</text:span></text:h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64">Talisman</text:p>
            </table:table-cell>
            <table:table-cell table:style-name="Table33.B1" office:value-type="string">
              <text:p text:style-name="P65"><text:span text:style-name="T117">Stoke the Flame</text:span><text:span text:style-name="T118"> </text:span>Effect</text:p>
            </table:table-cell>
          </table:table-row>
          <table:table-row>
            <table:table-cell table:style-name="Table33.A1" office:value-type="string">
              <text:p text:style-name="P66">Berkanan</text:p>
            </table:table-cell>
            <table:table-cell table:style-name="Table33.B1" office:value-type="string">
              <text:p text:style-name="P67">An enemy within 2 squares of one of the targets of the ability is grabbed by a target of the ability. The grab cannot be ended by the grabber.</text:p>
            </table:table-cell>
          </table:table-row>
        </table:table>
        <text:h text:style-name="P68" text:outline-level="4"/>
        <text:h text:style-name="P69" text:outline-level="3" text:is-list-header="true"/>
        <text:p text:style-name="P70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style:font-name="Liberation Sans" fo:font-family="'Liberation Sans'" style:font-family-generic="swiss" style:font-pitch="variable" fo:font-size="14.1000003814697pt" fo:font-weight="bold" officeooo:rsid="04a8c95a" style:font-name-asian="Microsoft YaHei" style:font-family-asian="'Microsoft YaHei'" style:font-family-generic-asian="system" style:font-pitch-asian="variable" style:font-size-asian="14.1000003814697pt" style:font-weight-asian="bold" style:font-name-complex="Lucida Sans" style:font-family-complex="'Lucida Sans'" style:font-family-generic-complex="system" style:font-pitch-complex="variable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0.5pt" fo:font-style="normal" officeooo:rsid="0812847c" style:font-size-asian="10.5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fo:color="#ff0000" loext:opacity="100%" style:font-name="Liberation Serif" fo:font-style="italic" officeooo:rsid="06311d03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The Kiln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2T09:09:09.428860300</dc:date>
    <meta:editing-duration>P4DT3H2M58S</meta:editing-duration>
    <meta:editing-cycles>2498</meta:editing-cycles>
    <meta:generator>LibreOffice/25.2.5.2$Windows_X86_64 LibreOffice_project/03d19516eb2e1dd5d4ccd751a0d6f35f35e08022</meta:generator>
    <meta:print-date>2025-08-21T22:49:26.983508300</meta:print-date>
    <meta:printed-by>PDF files</meta:printed-by>
    <meta:document-statistic meta:table-count="14" meta:image-count="0" meta:object-count="0" meta:page-count="5" meta:paragraph-count="69" meta:word-count="1008" meta:character-count="5742" meta:non-whitespace-character-count="4784"/>
  </office:meta>
</office:document-meta>
</file>